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30cb" officeooo:paragraph-rsid="000f30cb"/>
    </style:style>
    <style:style style:name="P2" style:family="paragraph" style:parent-style-name="Standard">
      <style:text-properties officeooo:rsid="000fb3eb" officeooo:paragraph-rsid="000fb3eb"/>
    </style:style>
    <style:style style:name="P3" style:family="paragraph" style:parent-style-name="Standard">
      <style:text-properties officeooo:rsid="000fb3eb" officeooo:paragraph-rsid="001d3dad"/>
    </style:style>
    <style:style style:name="P4" style:family="paragraph" style:parent-style-name="Standard">
      <style:text-properties fo:font-style="italic" officeooo:rsid="000fb3eb" officeooo:paragraph-rsid="000fb3eb" style:font-style-asian="italic" style:font-style-complex="italic"/>
    </style:style>
    <style:style style:name="P5" style:family="paragraph" style:parent-style-name="Standard">
      <style:text-properties fo:font-style="italic" officeooo:rsid="000fb3eb" officeooo:paragraph-rsid="00111ea1" style:font-style-asian="italic" style:font-style-complex="italic"/>
    </style:style>
    <style:style style:name="P6" style:family="paragraph" style:parent-style-name="Standard">
      <style:text-properties fo:font-style="italic" officeooo:rsid="00131abd" officeooo:paragraph-rsid="00131abd" style:font-style-asian="italic" style:font-style-complex="italic"/>
    </style:style>
    <style:style style:name="P7" style:family="paragraph" style:parent-style-name="Standard">
      <style:text-properties fo:font-style="italic" officeooo:rsid="0014512c" officeooo:paragraph-rsid="0014512c" style:font-style-asian="italic" style:font-style-complex="italic"/>
    </style:style>
    <style:style style:name="P8" style:family="paragraph" style:parent-style-name="Standard">
      <style:text-properties fo:font-style="italic" officeooo:rsid="001460b8" officeooo:paragraph-rsid="001460b8" style:font-style-asian="italic" style:font-style-complex="italic"/>
    </style:style>
    <style:style style:name="P9" style:family="paragraph" style:parent-style-name="Standard">
      <style:text-properties fo:font-style="italic" officeooo:rsid="0019d78e" officeooo:paragraph-rsid="0019d78e" style:font-style-asian="italic" style:font-style-complex="italic"/>
    </style:style>
    <style:style style:name="P10" style:family="paragraph" style:parent-style-name="Standard">
      <style:text-properties fo:font-style="italic" officeooo:rsid="001636d5" officeooo:paragraph-rsid="001636d5" style:font-style-asian="italic" style:font-style-complex="italic"/>
    </style:style>
    <style:style style:name="P11" style:family="paragraph" style:parent-style-name="Standard">
      <style:text-properties fo:font-style="italic" officeooo:rsid="001bad57" officeooo:paragraph-rsid="001bad57" style:font-style-asian="italic" style:font-style-complex="italic"/>
    </style:style>
    <style:style style:name="P12" style:family="paragraph" style:parent-style-name="Standard">
      <style:text-properties fo:font-style="italic" officeooo:rsid="001be6b1" officeooo:paragraph-rsid="001be6b1" style:font-style-asian="italic" style:font-style-complex="italic"/>
    </style:style>
    <style:style style:name="P13" style:family="paragraph" style:parent-style-name="Standard">
      <style:text-properties fo:font-style="italic" officeooo:rsid="001e40e5" officeooo:paragraph-rsid="001e40e5" style:font-style-asian="italic" style:font-style-complex="italic"/>
    </style:style>
    <style:style style:name="P14" style:family="paragraph" style:parent-style-name="Standard">
      <style:text-properties fo:font-style="italic" officeooo:rsid="002067c4" officeooo:paragraph-rsid="002067c4" style:font-style-asian="italic" style:font-style-complex="italic"/>
    </style:style>
    <style:style style:name="P15" style:family="paragraph" style:parent-style-name="Standard">
      <style:text-properties fo:font-style="italic" officeooo:rsid="00209c62" officeooo:paragraph-rsid="00209c62" style:font-style-asian="italic" style:font-style-complex="italic"/>
    </style:style>
    <style:style style:name="P16" style:family="paragraph" style:parent-style-name="Standard">
      <style:text-properties fo:font-style="italic" officeooo:rsid="0021f76b" officeooo:paragraph-rsid="0021f76b" style:font-style-asian="italic" style:font-style-complex="italic"/>
    </style:style>
    <style:style style:name="P17" style:family="paragraph" style:parent-style-name="Standard">
      <style:text-properties fo:font-style="italic" officeooo:rsid="002821b7" officeooo:paragraph-rsid="002821b7" style:font-style-asian="italic" style:font-style-complex="italic"/>
    </style:style>
    <style:style style:name="P18" style:family="paragraph" style:parent-style-name="Standard">
      <style:text-properties fo:font-style="italic" officeooo:rsid="002b55f8" officeooo:paragraph-rsid="002b55f8" style:font-style-asian="italic" style:font-style-complex="italic"/>
    </style:style>
    <style:style style:name="P19" style:family="paragraph" style:parent-style-name="Standard">
      <style:text-properties fo:font-style="italic" officeooo:paragraph-rsid="002c7bd1" style:font-style-asian="italic" style:font-style-complex="italic"/>
    </style:style>
    <style:style style:name="P20" style:family="paragraph" style:parent-style-name="Standard">
      <style:text-properties fo:font-style="italic" officeooo:paragraph-rsid="002d05cd" style:font-style-asian="italic" style:font-style-complex="italic"/>
    </style:style>
    <style:style style:name="P21" style:family="paragraph" style:parent-style-name="Standard">
      <style:text-properties fo:font-style="italic" fo:font-weight="normal" officeooo:rsid="001fffa8" officeooo:paragraph-rsid="001fffa8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fo:font-weight="normal" officeooo:rsid="00248057" officeooo:paragraph-rsid="00248057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fo:font-weight="normal" officeooo:rsid="00274359" officeooo:paragraph-rsid="00274359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officeooo:rsid="00131abd" officeooo:paragraph-rsid="00131abd"/>
    </style:style>
    <style:style style:name="P25" style:family="paragraph" style:parent-style-name="Standard">
      <style:text-properties officeooo:rsid="0014512c" officeooo:paragraph-rsid="0014512c"/>
    </style:style>
    <style:style style:name="P26" style:family="paragraph" style:parent-style-name="Standard">
      <style:text-properties officeooo:rsid="001460b8" officeooo:paragraph-rsid="001460b8"/>
    </style:style>
    <style:style style:name="P27" style:family="paragraph" style:parent-style-name="Standard">
      <style:text-properties officeooo:rsid="001636d5" officeooo:paragraph-rsid="001636d5"/>
    </style:style>
    <style:style style:name="P28" style:family="paragraph" style:parent-style-name="Standard">
      <style:text-properties fo:font-weight="bold" officeooo:rsid="000f30cb" officeooo:paragraph-rsid="000f30cb" style:font-weight-asian="bold" style:font-weight-complex="bold"/>
    </style:style>
    <style:style style:name="P29" style:family="paragraph" style:parent-style-name="Standard">
      <style:text-properties fo:font-weight="bold" officeooo:rsid="000fb3eb" officeooo:paragraph-rsid="000fb3eb" style:font-weight-asian="bold" style:font-weight-complex="bold"/>
    </style:style>
    <style:style style:name="P30" style:family="paragraph" style:parent-style-name="Standard">
      <style:text-properties fo:font-weight="bold" officeooo:rsid="0014512c" officeooo:paragraph-rsid="0014512c" style:font-weight-asian="bold" style:font-weight-complex="bold"/>
    </style:style>
    <style:style style:name="P31" style:family="paragraph" style:parent-style-name="Standard">
      <style:text-properties fo:font-weight="bold" officeooo:rsid="001636d5" officeooo:paragraph-rsid="001636d5" style:font-weight-asian="bold" style:font-weight-complex="bold"/>
    </style:style>
    <style:style style:name="P32" style:family="paragraph" style:parent-style-name="Standard">
      <style:text-properties fo:font-weight="bold" officeooo:rsid="0019d78e" officeooo:paragraph-rsid="0019d78e" style:font-weight-asian="bold" style:font-weight-complex="bold"/>
    </style:style>
    <style:style style:name="P33" style:family="paragraph" style:parent-style-name="Standard">
      <style:text-properties fo:font-weight="bold" officeooo:rsid="0019d78e" officeooo:paragraph-rsid="001ffca2" style:font-weight-asian="bold" style:font-weight-complex="bold"/>
    </style:style>
    <style:style style:name="P34" style:family="paragraph" style:parent-style-name="Standard">
      <style:text-properties fo:font-weight="bold" officeooo:rsid="001fffa8" officeooo:paragraph-rsid="001fffa8" style:font-weight-asian="bold" style:font-weight-complex="bold"/>
    </style:style>
    <style:style style:name="P35" style:family="paragraph" style:parent-style-name="Standard">
      <style:text-properties fo:font-weight="bold" officeooo:rsid="00248057" officeooo:paragraph-rsid="00248057" style:font-weight-asian="bold" style:font-weight-complex="bold"/>
    </style:style>
    <style:style style:name="P36" style:family="paragraph" style:parent-style-name="Standard">
      <style:text-properties fo:font-weight="bold" officeooo:rsid="002b55f8" officeooo:paragraph-rsid="002b55f8" style:font-weight-asian="bold" style:font-weight-complex="bold"/>
    </style:style>
    <style:style style:name="P37" style:family="paragraph" style:parent-style-name="Standard">
      <style:text-properties fo:font-weight="bold" officeooo:rsid="001e40e5" officeooo:paragraph-rsid="001e40e5" style:font-weight-asian="bold" style:font-weight-complex="bold"/>
    </style:style>
    <style:style style:name="P38" style:family="paragraph" style:parent-style-name="Standard">
      <style:text-properties officeooo:rsid="0019d78e" officeooo:paragraph-rsid="0019d78e"/>
    </style:style>
    <style:style style:name="P39" style:family="paragraph" style:parent-style-name="Standard">
      <style:text-properties officeooo:rsid="0019d78e" officeooo:paragraph-rsid="001df058"/>
    </style:style>
    <style:style style:name="P40" style:family="paragraph" style:parent-style-name="Standard">
      <style:text-properties fo:font-weight="normal" officeooo:rsid="001ffca2" officeooo:paragraph-rsid="001ffca2" style:font-weight-asian="normal" style:font-weight-complex="normal"/>
    </style:style>
    <style:style style:name="P41" style:family="paragraph" style:parent-style-name="Standard">
      <style:text-properties fo:font-weight="normal" officeooo:rsid="001fffa8" officeooo:paragraph-rsid="001fffa8" style:font-weight-asian="normal" style:font-weight-complex="normal"/>
    </style:style>
    <style:style style:name="P42" style:family="paragraph" style:parent-style-name="Standard">
      <style:text-properties fo:font-weight="normal" officeooo:rsid="00248057" officeooo:paragraph-rsid="00248057" style:font-weight-asian="normal" style:font-weight-complex="normal"/>
    </style:style>
    <style:style style:name="P43" style:family="paragraph" style:parent-style-name="Standard">
      <style:text-properties fo:font-weight="normal" officeooo:rsid="00274359" officeooo:paragraph-rsid="00274359" style:font-weight-asian="normal" style:font-weight-complex="normal"/>
    </style:style>
    <style:style style:name="P44" style:family="paragraph" style:parent-style-name="Standard">
      <style:text-properties fo:font-weight="normal" officeooo:rsid="002821b7" officeooo:paragraph-rsid="002821b7" style:font-weight-asian="normal" style:font-weight-complex="normal"/>
    </style:style>
    <style:style style:name="P45" style:family="paragraph" style:parent-style-name="Standard">
      <style:text-properties officeooo:rsid="001bad57" officeooo:paragraph-rsid="001bad57"/>
    </style:style>
    <style:style style:name="P46" style:family="paragraph" style:parent-style-name="Standard">
      <style:text-properties officeooo:rsid="001be6b1" officeooo:paragraph-rsid="001be6b1"/>
    </style:style>
    <style:style style:name="P47" style:family="paragraph" style:parent-style-name="Standard">
      <style:text-properties officeooo:rsid="001df058" officeooo:paragraph-rsid="001df058"/>
    </style:style>
    <style:style style:name="P48" style:family="paragraph" style:parent-style-name="Standard">
      <style:text-properties officeooo:rsid="001e40e5" officeooo:paragraph-rsid="001e40e5"/>
    </style:style>
    <style:style style:name="P49" style:family="paragraph" style:parent-style-name="Standard">
      <style:text-properties officeooo:rsid="001ffca2" officeooo:paragraph-rsid="001ffca2"/>
    </style:style>
    <style:style style:name="P50" style:family="paragraph" style:parent-style-name="Standard">
      <style:text-properties officeooo:rsid="002067c4" officeooo:paragraph-rsid="002067c4"/>
    </style:style>
    <style:style style:name="P51" style:family="paragraph" style:parent-style-name="Standard">
      <style:text-properties officeooo:rsid="00209c62" officeooo:paragraph-rsid="00209c62"/>
    </style:style>
    <style:style style:name="P52" style:family="paragraph" style:parent-style-name="Standard">
      <style:text-properties officeooo:rsid="0021f76b" officeooo:paragraph-rsid="0021f76b"/>
    </style:style>
    <style:style style:name="P53" style:family="paragraph" style:parent-style-name="Standard">
      <style:text-properties officeooo:paragraph-rsid="002821b7"/>
    </style:style>
    <style:style style:name="P54" style:family="paragraph" style:parent-style-name="Standard">
      <style:text-properties officeooo:rsid="002821b7" officeooo:paragraph-rsid="002821b7"/>
    </style:style>
    <style:style style:name="P55" style:family="paragraph" style:parent-style-name="Standard">
      <style:text-properties officeooo:rsid="002b55f8" officeooo:paragraph-rsid="002b55f8"/>
    </style:style>
    <style:style style:name="P56" style:family="paragraph" style:parent-style-name="Standard">
      <style:text-properties officeooo:rsid="002c7bd1" officeooo:paragraph-rsid="002c7bd1"/>
    </style:style>
    <style:style style:name="P57" style:family="paragraph" style:parent-style-name="Standard">
      <style:text-properties officeooo:paragraph-rsid="002d05cd"/>
    </style:style>
    <style:style style:name="P58" style:family="paragraph" style:parent-style-name="Standard">
      <style:text-properties fo:color="#000000" style:font-name="Times New Roman" fo:font-size="12pt" officeooo:paragraph-rsid="002e6cb2" style:font-size-asian="12pt" style:font-size-complex="12pt"/>
    </style:style>
    <style:style style:name="P59" style:family="paragraph" style:parent-style-name="Standard">
      <style:text-properties fo:color="#000000" style:font-name="Times New Roman" fo:font-size="12pt" officeooo:rsid="0031f69c" officeooo:paragraph-rsid="0031f69c" style:font-size-asian="12pt" style:font-size-complex="12pt"/>
    </style:style>
    <style:style style:name="P60" style:family="paragraph" style:parent-style-name="Standard">
      <style:text-properties fo:color="#000000" style:font-name="Times New Roman" fo:font-size="12pt" officeooo:rsid="003293fe" officeooo:paragraph-rsid="003293fe" style:font-size-asian="12pt" style:font-size-complex="12pt"/>
    </style:style>
    <style:style style:name="P61" style:family="paragraph" style:parent-style-name="Standard">
      <style:text-properties fo:color="#000000" style:font-name="Times New Roman" fo:font-size="12pt" officeooo:rsid="0036bce7" officeooo:paragraph-rsid="0036bce7" style:font-size-asian="12pt" style:font-size-complex="12pt"/>
    </style:style>
    <style:style style:name="P62" style:family="paragraph" style:parent-style-name="Standard">
      <style:text-properties fo:color="#000000" style:font-name="Times New Roman" fo:font-size="12pt" officeooo:rsid="00383cb9" officeooo:paragraph-rsid="00383cb9" style:font-size-asian="12pt" style:font-size-complex="12pt"/>
    </style:style>
    <style:style style:name="P63" style:family="paragraph" style:parent-style-name="Standard">
      <style:text-properties fo:color="#000000" style:font-name="Times New Roman" fo:font-size="12pt" officeooo:paragraph-rsid="002985a4" style:font-size-asian="12pt" style:font-size-complex="12pt"/>
    </style:style>
    <style:style style:name="P64" style:family="paragraph" style:parent-style-name="Standard">
      <style:text-properties fo:color="#000000" style:font-name="Times New Roman" fo:font-size="12pt" officeooo:rsid="002d05cd" officeooo:paragraph-rsid="002d05cd" style:font-size-asian="12pt" style:font-size-complex="12pt"/>
    </style:style>
    <style:style style:name="P65" style:family="paragraph" style:parent-style-name="Standard">
      <style:text-properties fo:color="#000000" style:font-name="Times New Roman" fo:font-size="12pt" fo:font-style="italic" officeooo:paragraph-rsid="002e6cb2" style:font-size-asian="12pt" style:font-style-asian="italic" style:font-size-complex="12pt" style:font-style-complex="italic"/>
    </style:style>
    <style:style style:name="P66" style:family="paragraph" style:parent-style-name="Standard">
      <style:text-properties fo:color="#000000" style:font-name="Times New Roman" fo:font-size="12pt" fo:font-style="italic" officeooo:rsid="0031f69c" officeooo:paragraph-rsid="0031f69c" style:font-size-asian="12pt" style:font-style-asian="italic" style:font-size-complex="12pt" style:font-style-complex="italic"/>
    </style:style>
    <style:style style:name="P67" style:family="paragraph" style:parent-style-name="Standard">
      <style:text-properties fo:color="#000000" style:font-name="Times New Roman" fo:font-size="12pt" fo:font-style="italic" officeooo:rsid="003293fe" officeooo:paragraph-rsid="003293fe" style:font-size-asian="12pt" style:font-style-asian="italic" style:font-size-complex="12pt" style:font-style-complex="italic"/>
    </style:style>
    <style:style style:name="P68" style:family="paragraph" style:parent-style-name="Standard">
      <style:text-properties fo:color="#000000" style:font-name="Times New Roman" fo:font-size="12pt" fo:font-style="italic" officeooo:rsid="0036bce7" officeooo:paragraph-rsid="0036bce7" style:font-size-asian="12pt" style:font-style-asian="italic" style:font-size-complex="12pt" style:font-style-complex="italic"/>
    </style:style>
    <style:style style:name="P69" style:family="paragraph" style:parent-style-name="Standard">
      <style:text-properties fo:color="#000000" style:font-name="Times New Roman" fo:font-size="12pt" fo:font-style="italic" officeooo:rsid="00383cb9" officeooo:paragraph-rsid="00383cb9" style:font-size-asian="12pt" style:font-style-asian="italic" style:font-size-complex="12pt" style:font-style-complex="italic"/>
    </style:style>
    <style:style style:name="P70" style:family="paragraph" style:parent-style-name="Standard">
      <style:text-properties fo:color="#000000" style:font-name="Times New Roman" fo:font-size="12pt" fo:font-style="italic" officeooo:rsid="003888e0" officeooo:paragraph-rsid="003888e0" style:font-size-asian="12pt" style:font-style-asian="italic" style:font-size-complex="12pt" style:font-style-complex="italic"/>
    </style:style>
    <style:style style:name="P71" style:family="paragraph" style:parent-style-name="Standard">
      <style:text-properties fo:color="#000000" style:font-name="Times New Roman" fo:font-size="12pt" fo:font-style="italic" officeooo:rsid="00396c8e" officeooo:paragraph-rsid="00396c8e" style:font-size-asian="12pt" style:font-style-asian="italic" style:font-size-complex="12pt" style:font-style-complex="italic"/>
    </style:style>
    <style:style style:name="P72" style:family="paragraph" style:parent-style-name="Standard">
      <style:text-properties fo:color="#000000" style:font-name="Times New Roman" fo:font-size="12pt" fo:font-style="italic" officeooo:rsid="003b328c" officeooo:paragraph-rsid="003b328c" style:font-size-asian="12pt" style:font-style-asian="italic" style:font-size-complex="12pt" style:font-style-complex="italic"/>
    </style:style>
    <style:style style:name="P73" style:family="paragraph" style:parent-style-name="Standard">
      <style:text-properties fo:color="#000000" style:font-name="Times New Roman" fo:font-size="12pt" fo:font-style="italic" officeooo:rsid="003d752c" officeooo:paragraph-rsid="003d752c" style:font-size-asian="12pt" style:font-style-asian="italic" style:font-size-complex="12pt" style:font-style-complex="italic"/>
    </style:style>
    <style:style style:name="P74" style:family="paragraph" style:parent-style-name="Standard">
      <style:text-properties fo:color="#000000" style:font-name="Times New Roman" fo:font-size="12pt" fo:font-style="italic" officeooo:rsid="00404c0e" officeooo:paragraph-rsid="00404c0e" style:font-size-asian="12pt" style:font-style-asian="italic" style:font-size-complex="12pt" style:font-style-complex="italic"/>
    </style:style>
    <style:style style:name="P75" style:family="paragraph" style:parent-style-name="Standard">
      <style:text-properties fo:color="#000000" style:font-name="Times New Roman" fo:font-size="12pt" fo:font-style="italic" officeooo:rsid="0040fd25" officeooo:paragraph-rsid="0040fd25" style:font-size-asian="12pt" style:font-style-asian="italic" style:font-size-complex="12pt" style:font-style-complex="italic"/>
    </style:style>
    <style:style style:name="P76" style:family="paragraph" style:parent-style-name="Standard">
      <style:text-properties fo:color="#000000" style:font-name="Times New Roman" fo:font-size="12pt" fo:font-style="italic" officeooo:rsid="0040fd25" officeooo:paragraph-rsid="00413014" style:font-size-asian="12pt" style:font-style-asian="italic" style:font-size-complex="12pt" style:font-style-complex="italic"/>
    </style:style>
    <style:style style:name="P77" style:family="paragraph" style:parent-style-name="Standard">
      <style:text-properties fo:color="#000000" style:font-name="Times New Roman" fo:font-size="12pt" fo:font-style="italic" officeooo:rsid="00413014" officeooo:paragraph-rsid="00413014" style:font-size-asian="12pt" style:font-style-asian="italic" style:font-size-complex="12pt" style:font-style-complex="italic"/>
    </style:style>
    <style:style style:name="P78" style:family="paragraph" style:parent-style-name="Standard">
      <style:text-properties fo:color="#000000" style:font-name="Times New Roman" fo:font-size="12pt" fo:font-style="italic" officeooo:rsid="00450d49" officeooo:paragraph-rsid="00450d49" style:font-size-asian="12pt" style:font-style-asian="italic" style:font-size-complex="12pt" style:font-style-complex="italic"/>
    </style:style>
    <style:style style:name="P79" style:family="paragraph" style:parent-style-name="Standard">
      <style:text-properties fo:color="#000000" style:font-name="Times New Roman" fo:font-size="12pt" fo:font-weight="bold" officeooo:rsid="0031f69c" officeooo:paragraph-rsid="0031f69c" style:font-size-asian="12pt" style:font-weight-asian="bold" style:font-size-complex="12pt" style:font-weight-complex="bold"/>
    </style:style>
    <style:style style:name="P80" style:family="paragraph" style:parent-style-name="Standard">
      <style:text-properties fo:color="#000000" style:font-name="Times New Roman" fo:font-size="12pt" fo:font-weight="bold" officeooo:rsid="003293fe" officeooo:paragraph-rsid="003293fe" style:font-size-asian="12pt" style:font-weight-asian="bold" style:font-size-complex="12pt" style:font-weight-complex="bold"/>
    </style:style>
    <style:style style:name="P81" style:family="paragraph" style:parent-style-name="Standard">
      <style:text-properties fo:color="#000000" style:font-name="Times New Roman" fo:font-size="12pt" fo:font-style="normal" officeooo:rsid="003293fe" officeooo:paragraph-rsid="003293fe" style:font-size-asian="12pt" style:font-style-asian="normal" style:font-size-complex="12pt" style:font-style-complex="normal"/>
    </style:style>
    <style:style style:name="P82" style:family="paragraph" style:parent-style-name="Standard">
      <style:text-properties fo:color="#000000" style:font-name="Times New Roman" fo:font-size="12pt" fo:font-style="normal" officeooo:rsid="0036bce7" officeooo:paragraph-rsid="0036bce7" style:font-size-asian="12pt" style:font-style-asian="normal" style:font-size-complex="12pt" style:font-style-complex="normal"/>
    </style:style>
    <style:style style:name="P83" style:family="paragraph" style:parent-style-name="Standard">
      <style:text-properties fo:color="#000000" style:font-name="Times New Roman" fo:font-size="12pt" fo:font-style="normal" officeooo:rsid="003b328c" officeooo:paragraph-rsid="003b328c" style:font-size-asian="12pt" style:font-style-asian="normal" style:font-size-complex="12pt" style:font-style-complex="normal"/>
    </style:style>
    <style:style style:name="P84" style:family="paragraph" style:parent-style-name="Standard">
      <style:text-properties fo:color="#000000" style:font-name="Times New Roman" fo:font-size="12pt" fo:font-style="normal" officeooo:rsid="003d752c" officeooo:paragraph-rsid="003d752c" style:font-size-asian="12pt" style:font-style-asian="normal" style:font-size-complex="12pt" style:font-style-complex="normal"/>
    </style:style>
    <style:style style:name="P85" style:family="paragraph" style:parent-style-name="Standard">
      <style:text-properties fo:color="#000000" style:font-name="Times New Roman" fo:font-size="12pt" fo:font-style="normal" officeooo:rsid="003f555f" officeooo:paragraph-rsid="003f555f" style:font-size-asian="12pt" style:font-style-asian="normal" style:font-size-complex="12pt" style:font-style-complex="normal"/>
    </style:style>
    <style:style style:name="P86" style:family="paragraph" style:parent-style-name="Standard">
      <style:text-properties fo:color="#000000" style:font-name="Times New Roman" fo:font-size="12pt" fo:font-style="normal" officeooo:rsid="00404c0e" officeooo:paragraph-rsid="00404c0e" style:font-size-asian="12pt" style:font-style-asian="normal" style:font-size-complex="12pt" style:font-style-complex="normal"/>
    </style:style>
    <style:style style:name="P87" style:family="paragraph" style:parent-style-name="Standard">
      <style:text-properties fo:color="#000000" style:font-name="Times New Roman" fo:font-size="12pt" fo:font-style="normal" officeooo:rsid="0040fd25" officeooo:paragraph-rsid="0040fd25" style:font-size-asian="12pt" style:font-style-asian="normal" style:font-size-complex="12pt" style:font-style-complex="normal"/>
    </style:style>
    <style:style style:name="P88" style:family="paragraph" style:parent-style-name="Standard">
      <style:text-properties fo:color="#000000" style:font-name="Times New Roman" fo:font-size="12pt" fo:font-style="normal" officeooo:rsid="00413014" officeooo:paragraph-rsid="00413014" style:font-size-asian="12pt" style:font-style-asian="normal" style:font-size-complex="12pt" style:font-style-complex="normal"/>
    </style:style>
    <style:style style:name="P89" style:family="paragraph" style:parent-style-name="Standard">
      <style:text-properties fo:color="#000000" style:font-name="Times New Roman" fo:font-size="12pt" fo:font-style="normal" officeooo:rsid="0041ed42" officeooo:paragraph-rsid="0041ed42" style:font-size-asian="12pt" style:font-style-asian="normal" style:font-size-complex="12pt" style:font-style-complex="normal"/>
    </style:style>
    <style:style style:name="P90" style:family="paragraph" style:parent-style-name="Standard">
      <style:text-properties fo:color="#000000" style:font-name="Times New Roman" fo:font-size="12pt" fo:font-style="normal" officeooo:rsid="0042f3a1" officeooo:paragraph-rsid="0042f3a1" style:font-size-asian="12pt" style:font-style-asian="normal" style:font-size-complex="12pt" style:font-style-complex="normal"/>
    </style:style>
    <style:style style:name="P91" style:family="paragraph" style:parent-style-name="Standard">
      <style:text-properties fo:color="#000000" style:font-name="Times New Roman" fo:font-size="12pt" fo:font-style="normal" officeooo:rsid="00450d49" officeooo:paragraph-rsid="00450d49" style:font-size-asian="12pt" style:font-style-asian="normal" style:font-size-complex="12pt" style:font-style-complex="normal"/>
    </style:style>
    <style:style style:name="P92" style:family="paragraph" style:parent-style-name="Standard">
      <style:text-properties fo:color="#000000" style:font-name="Times New Roman" fo:font-size="12pt" fo:font-style="normal" fo:font-weight="bold" officeooo:rsid="0036bce7" officeooo:paragraph-rsid="0036bce7" style:font-size-asian="12pt" style:font-style-asian="normal" style:font-weight-asian="bold" style:font-size-complex="12pt" style:font-style-complex="normal" style:font-weight-complex="bold"/>
    </style:style>
    <style:style style:name="P93" style:family="paragraph" style:parent-style-name="Standard">
      <style:text-properties fo:color="#000000" style:font-name="Times New Roman" fo:font-size="12pt" fo:font-style="normal" fo:font-weight="bold" officeooo:rsid="003f555f" officeooo:paragraph-rsid="003f555f" style:font-size-asian="12pt" style:font-style-asian="normal" style:font-weight-asian="bold" style:font-size-complex="12pt" style:font-style-complex="normal" style:font-weight-complex="bold"/>
    </style:style>
    <style:style style:name="P94" style:family="paragraph" style:parent-style-name="Standard">
      <style:text-properties fo:color="#000000" style:font-name="Times New Roman" fo:font-size="12pt" fo:font-style="normal" fo:font-weight="bold" officeooo:rsid="0040fd25" officeooo:paragraph-rsid="0040fd25" style:font-size-asian="12pt" style:font-style-asian="normal" style:font-weight-asian="bold" style:font-size-complex="12pt" style:font-style-complex="normal" style:font-weight-complex="bold"/>
    </style:style>
    <style:style style:name="P95" style:family="paragraph" style:parent-style-name="Standard">
      <style:text-properties fo:color="#000000" style:font-name="Times New Roman" fo:font-size="12pt" fo:font-style="normal" fo:font-weight="bold" officeooo:rsid="0041ed42" officeooo:paragraph-rsid="0041ed42" style:font-size-asian="12pt" style:font-style-asian="normal" style:font-weight-asian="bold" style:font-size-complex="12pt" style:font-style-complex="normal" style:font-weight-complex="bold"/>
    </style:style>
    <style:style style:name="P96" style:family="paragraph" style:parent-style-name="Standard">
      <style:text-properties fo:color="#000000" style:font-name="Times New Roman" fo:font-size="12pt" fo:font-style="normal" fo:font-weight="bold" officeooo:rsid="00450d49" officeooo:paragraph-rsid="00450d49" style:font-size-asian="12pt" style:font-style-asian="normal" style:font-weight-asian="bold" style:font-size-complex="12pt" style:font-style-complex="normal" style:font-weight-complex="bold"/>
    </style:style>
    <style:style style:name="P97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2b55f8" officeooo:paragraph-rsid="002b55f8" style:font-size-asian="12pt" style:font-size-complex="12pt"/>
    </style:style>
    <style:style style:name="P98" style:family="paragraph" style:parent-style-name="Standard">
      <style:text-properties style:use-window-font-color="true" style:font-name="Times New Roman" fo:font-size="12pt" fo:font-style="italic" officeooo:paragraph-rsid="003f555f" style:font-size-asian="12pt" style:font-style-asian="italic" style:font-size-complex="12pt" style:font-style-complex="italic"/>
    </style:style>
    <style:style style:name="P99" style:family="paragraph" style:parent-style-name="Standard">
      <style:text-properties fo:color="#000000" style:font-name="Times New Roman" fo:font-size="12pt" fo:font-style="normal" officeooo:rsid="0042f3a1" officeooo:paragraph-rsid="0042f3a1" style:font-size-asian="12pt" style:font-style-asian="normal" style:font-size-complex="12pt" style:font-style-complex="normal"/>
    </style:style>
    <style:style style:name="P100" style:family="paragraph" style:parent-style-name="Standard">
      <style:text-properties fo:color="#000000" style:font-name="Times New Roman" fo:font-size="12pt" fo:font-style="normal" officeooo:rsid="0047fa1d" officeooo:paragraph-rsid="0047fa1d" style:font-size-asian="12pt" style:font-style-asian="normal" style:font-size-complex="12pt" style:font-style-complex="normal"/>
    </style:style>
    <style:style style:name="P101" style:family="paragraph" style:parent-style-name="Standard">
      <style:text-properties fo:color="#000000" style:font-name="Times New Roman" fo:font-size="12pt" fo:font-style="normal" officeooo:rsid="0048b27e" officeooo:paragraph-rsid="0048b27e" style:font-size-asian="12pt" style:font-style-asian="normal" style:font-size-complex="12pt" style:font-style-complex="normal"/>
    </style:style>
    <style:style style:name="P102" style:family="paragraph" style:parent-style-name="Standard">
      <style:text-properties fo:color="#000000" style:font-name="Times New Roman" fo:font-size="12pt" fo:font-style="normal" officeooo:rsid="004b3e58" officeooo:paragraph-rsid="004b3e58" style:font-size-asian="12pt" style:font-style-asian="normal" style:font-size-complex="12pt" style:font-style-complex="normal"/>
    </style:style>
    <style:style style:name="P103" style:family="paragraph" style:parent-style-name="Standard">
      <style:text-properties fo:color="#000000" style:font-name="Times New Roman" fo:font-size="12pt" fo:font-style="normal" officeooo:rsid="004baf0b" officeooo:paragraph-rsid="004baf0b" style:font-size-asian="12pt" style:font-style-asian="normal" style:font-size-complex="12pt" style:font-style-complex="normal"/>
    </style:style>
    <style:style style:name="P104" style:family="paragraph" style:parent-style-name="Standard">
      <style:text-properties fo:color="#000000" style:font-name="Times New Roman" fo:font-size="12pt" fo:font-style="normal" officeooo:rsid="004cad1b" officeooo:paragraph-rsid="004cad1b" style:font-size-asian="12pt" style:font-style-asian="normal" style:font-size-complex="12pt" style:font-style-complex="normal"/>
    </style:style>
    <style:style style:name="P105" style:family="paragraph" style:parent-style-name="Standard">
      <style:text-properties fo:color="#000000" style:font-name="Times New Roman" fo:font-size="12pt" fo:font-style="normal" officeooo:rsid="004d67f2" officeooo:paragraph-rsid="004d67f2" style:font-size-asian="12pt" style:font-style-asian="normal" style:font-size-complex="12pt" style:font-style-complex="normal"/>
    </style:style>
    <style:style style:name="P106" style:family="paragraph" style:parent-style-name="Standard">
      <style:text-properties fo:color="#000000" style:font-name="Times New Roman" fo:font-size="12pt" fo:font-style="normal" officeooo:rsid="0050897e" officeooo:paragraph-rsid="0050897e" style:font-size-asian="12pt" style:font-style-asian="normal" style:font-size-complex="12pt" style:font-style-complex="normal"/>
    </style:style>
    <style:style style:name="P107" style:family="paragraph" style:parent-style-name="Standard">
      <style:text-properties fo:color="#000000" style:font-name="Times New Roman" fo:font-size="12pt" fo:font-style="normal" officeooo:rsid="00510801" officeooo:paragraph-rsid="00510801" style:font-size-asian="12pt" style:font-style-asian="normal" style:font-size-complex="12pt" style:font-style-complex="normal"/>
    </style:style>
    <style:style style:name="P108" style:family="paragraph" style:parent-style-name="Standard">
      <style:text-properties fo:color="#000000" style:font-name="Times New Roman" fo:font-size="12pt" fo:font-style="normal" fo:font-weight="bold" officeooo:rsid="004b3e58" officeooo:paragraph-rsid="004b3e58" style:font-size-asian="12pt" style:font-style-asian="normal" style:font-weight-asian="bold" style:font-size-complex="12pt" style:font-style-complex="normal" style:font-weight-complex="bold"/>
    </style:style>
    <style:style style:name="P109" style:family="paragraph" style:parent-style-name="Standard">
      <style:text-properties fo:color="#000000" style:font-name="Times New Roman" fo:font-size="12pt" fo:font-style="italic" officeooo:rsid="00470f34" officeooo:paragraph-rsid="00470f34" style:font-size-asian="12pt" style:font-style-asian="italic" style:font-size-complex="12pt" style:font-style-complex="italic"/>
    </style:style>
    <style:style style:name="P110" style:family="paragraph" style:parent-style-name="Standard">
      <style:text-properties fo:color="#000000" style:font-name="Times New Roman" fo:font-size="12pt" fo:font-style="italic" officeooo:rsid="0047fa1d" officeooo:paragraph-rsid="0047fa1d" style:font-size-asian="12pt" style:font-style-asian="italic" style:font-size-complex="12pt" style:font-style-complex="italic"/>
    </style:style>
    <style:style style:name="P111" style:family="paragraph" style:parent-style-name="Standard">
      <style:text-properties fo:color="#000000" style:font-name="Times New Roman" fo:font-size="12pt" fo:font-style="italic" officeooo:rsid="0048b27e" officeooo:paragraph-rsid="0048b27e" style:font-size-asian="12pt" style:font-style-asian="italic" style:font-size-complex="12pt" style:font-style-complex="italic"/>
    </style:style>
    <style:style style:name="P112" style:family="paragraph" style:parent-style-name="Standard">
      <style:text-properties fo:color="#000000" style:font-name="Times New Roman" fo:font-size="12pt" fo:font-style="italic" officeooo:rsid="004baf0b" officeooo:paragraph-rsid="004baf0b" style:font-size-asian="12pt" style:font-style-asian="italic" style:font-size-complex="12pt" style:font-style-complex="italic"/>
    </style:style>
    <style:style style:name="P113" style:family="paragraph" style:parent-style-name="Standard">
      <style:text-properties fo:color="#000000" style:font-name="Times New Roman" fo:font-size="12pt" fo:font-style="italic" officeooo:rsid="004cad1b" officeooo:paragraph-rsid="004cad1b" style:font-size-asian="12pt" style:font-style-asian="italic" style:font-size-complex="12pt" style:font-style-complex="italic"/>
    </style:style>
    <style:style style:name="P114" style:family="paragraph" style:parent-style-name="Standard">
      <style:text-properties fo:color="#000000" style:font-name="Times New Roman" fo:font-size="12pt" fo:font-style="italic" officeooo:rsid="0050897e" officeooo:paragraph-rsid="0050897e" style:font-size-asian="12pt" style:font-style-asian="italic" style:font-size-complex="12pt" style:font-style-complex="italic"/>
    </style:style>
    <style:style style:name="P115" style:family="paragraph" style:parent-style-name="Standard">
      <style:text-properties fo:color="#000000" style:font-name="Times New Roman" fo:font-size="12pt" fo:font-style="italic" officeooo:rsid="004d67f2" officeooo:paragraph-rsid="004d67f2" style:font-size-asian="12pt" style:font-style-asian="italic" style:font-size-complex="12pt" style:font-style-complex="italic"/>
    </style:style>
    <style:style style:name="P116" style:family="paragraph" style:parent-style-name="Standard">
      <style:text-properties fo:color="#000000" style:font-name="Times New Roman" fo:font-size="12pt" fo:font-style="italic" officeooo:rsid="00510801" officeooo:paragraph-rsid="00510801" style:font-size-asian="12pt" style:font-style-asian="italic" style:font-size-complex="12pt" style:font-style-complex="italic"/>
    </style:style>
    <style:style style:name="P117" style:family="paragraph" style:parent-style-name="Standard">
      <style:text-properties officeooo:rsid="001df058" officeooo:paragraph-rsid="001df058"/>
    </style:style>
    <style:style style:name="P118" style:family="paragraph" style:parent-style-name="Standard">
      <style:text-properties officeooo:rsid="00498d2b" officeooo:paragraph-rsid="00498d2b"/>
    </style:style>
    <style:style style:name="T1" style:family="text">
      <style:text-properties fo:color="#ce181e"/>
    </style:style>
    <style:style style:name="T2" style:family="text">
      <style:text-properties officeooo:rsid="00111ea1"/>
    </style:style>
    <style:style style:name="T3" style:family="text">
      <style:text-properties officeooo:rsid="001bad57"/>
    </style:style>
    <style:style style:name="T4" style:family="text">
      <style:text-properties officeooo:rsid="001be6b1"/>
    </style:style>
    <style:style style:name="T5" style:family="text">
      <style:text-properties officeooo:rsid="001d3dad"/>
    </style:style>
    <style:style style:name="T6" style:family="text">
      <style:text-properties officeooo:rsid="001df058"/>
    </style:style>
    <style:style style:name="T7" style:family="text">
      <style:text-properties fo:background-color="transparent" loext:char-shading-value="0"/>
    </style:style>
    <style:style style:name="T8" style:family="text">
      <style:text-properties fo:font-weight="normal" officeooo:rsid="001ffca2" style:font-weight-asian="normal" style:font-weight-complex="normal"/>
    </style:style>
    <style:style style:name="T9" style:family="text">
      <style:text-properties officeooo:rsid="00257494"/>
    </style:style>
    <style:style style:name="T10" style:family="text">
      <style:text-properties officeooo:rsid="00274359"/>
    </style:style>
    <style:style style:name="T11" style:family="text">
      <style:text-properties officeooo:rsid="002821b7"/>
    </style:style>
    <style:style style:name="T12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fo:font-weight="normal" officeooo:rsid="002b8c48" style:font-size-asian="12pt" style:font-size-complex="12pt"/>
    </style:style>
    <style:style style:name="T14" style:family="text">
      <style:text-properties fo:font-variant="normal" fo:text-transform="none" fo:color="#000000" style:font-name="Times New Roman" fo:font-size="12pt" fo:letter-spacing="normal" fo:font-style="normal" officeooo:rsid="002985a4" style:font-size-asian="12pt" style:font-size-complex="12pt"/>
    </style:style>
    <style:style style:name="T15" style:family="text">
      <style:text-properties fo:font-variant="normal" fo:text-transform="none" fo:color="#000000" style:font-name="Times New Roman" fo:font-size="12pt" fo:letter-spacing="normal" fo:font-style="normal" officeooo:rsid="003293fe" style:font-size-asian="12pt" style:font-size-complex="12pt"/>
    </style:style>
    <style:style style:name="T16" style:family="text">
      <style:text-properties fo:font-variant="normal" fo:text-transform="none" fo:color="#000000" style:font-name="Times New Roman" fo:font-size="12pt" fo:letter-spacing="normal" fo:font-weight="normal" style:font-size-asian="12pt" style:font-size-complex="12pt"/>
    </style:style>
    <style:style style:name="T17" style:family="text">
      <style:text-properties fo:font-variant="normal" fo:text-transform="none" fo:color="#000000" style:font-name="Times New Roman" fo:font-size="12pt" fo:letter-spacing="normal" fo:font-weight="normal" officeooo:rsid="002c7bd1" style:font-size-asian="12pt" style:font-size-complex="12pt"/>
    </style:style>
    <style:style style:name="T18" style:family="text">
      <style:text-properties fo:font-variant="normal" fo:text-transform="none" fo:letter-spacing="normal" fo:font-weight="normal"/>
    </style:style>
    <style:style style:name="T19" style:family="text">
      <style:text-properties fo:color="#000000" style:font-name="Times New Roman" fo:font-size="12pt" style:font-size-asian="12pt" style:font-size-complex="12pt"/>
    </style:style>
    <style:style style:name="T20" style:family="text">
      <style:text-properties fo:color="#000000" style:font-name="Times New Roman" fo:font-size="12pt" officeooo:rsid="002c7bd1" style:font-size-asian="12pt" style:font-size-complex="12pt"/>
    </style:style>
    <style:style style:name="T21" style:family="text">
      <style:text-properties fo:color="#000000" style:font-name="Times New Roman" fo:font-size="12pt" officeooo:rsid="002d05cd" style:font-size-asian="12pt" style:font-size-complex="12pt"/>
    </style:style>
    <style:style style:name="T22" style:family="text">
      <style:text-properties officeooo:rsid="002c7bd1"/>
    </style:style>
    <style:style style:name="T23" style:family="text">
      <style:text-properties officeooo:rsid="002e6cb2"/>
    </style:style>
    <style:style style:name="T24" style:family="text">
      <style:text-properties officeooo:rsid="003293fe"/>
    </style:style>
    <style:style style:name="T25" style:family="text">
      <style:text-properties officeooo:rsid="00394efc"/>
    </style:style>
    <style:style style:name="T26" style:family="text">
      <style:text-properties officeooo:rsid="003f555f"/>
    </style:style>
    <style:style style:name="T27" style:family="text">
      <style:text-properties officeooo:rsid="0042f3a1"/>
    </style:style>
    <style:style style:name="T28" style:family="text">
      <style:text-properties officeooo:rsid="00470f34"/>
    </style:style>
    <style:style style:name="T29" style:family="text">
      <style:text-properties officeooo:rsid="00498d2b"/>
    </style:style>
    <style:style style:name="T30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# <text:span text:style-name="T24">SIMPLE SELECTION</text:span></text:p>
      <text:p text:style-name="P1"/>
      <text:p text:style-name="P1">SELECT <text:span text:style-name="T1">something</text:span> FROM <text:span text:style-name="T7">table</text:span></text:p>
      <text:p text:style-name="P1"/>
      <text:p text:style-name="P1">As <text:span text:style-name="T1">something</text:span> we can put:</text:p>
      <text:p text:style-name="P1"><text:span text:style-name="T1">*</text:span> <text:s/>- everything</text:p>
      <text:p text:style-name="P1"><text:span text:style-name="T1">sum</text:span>(name_of_column) – sum of numbers in column</text:p>
      <text:p text:style-name="P1"><text:span text:style-name="T1">avg</text:span>(name_of_column) – counts the average of numbers</text:p>
      <text:p text:style-name="P1"/>
      <text:p text:style-name="P1">Using '<text:span text:style-name="T1">,</text:span>' we can add couple of columns</text:p>
      <text:p text:style-name="P1"/>
      <text:p text:style-name="P47">COALESCE(title, 'some text') AS Title – changing null values to something and naming the column</text:p>
      <text:p text:style-name="P47"/>
      <text:p text:style-name="P118">EXPLAIN ANALYZE SELECT .... – we use it to analyze query</text:p>
      <text:p text:style-name="P118"/>
      <text:p text:style-name="P37"># <text:span text:style-name="T24">CREATING TABLES</text:span></text:p>
      <text:p text:style-name="P48"/>
      <text:p text:style-name="P13">1. Creating a table with integer values</text:p>
      <text:p text:style-name="P48"/>
      <text:p text:style-name="P48">CREATE TABLE "TableA" (id INT);</text:p>
      <text:p text:style-name="P48">CREATE TABLE "TableB" (id INT);</text:p>
      <text:p text:style-name="P48"/>
      <text:p text:style-name="P13">2. Inserting data to tables</text:p>
      <text:p text:style-name="P48"/>
      <text:p text:style-name="P48">INSERT INTO "TableA" Values (1);</text:p>
      <text:p text:style-name="P48">INSERT INTO "TableA" Values (2);</text:p>
      <text:p text:style-name="P48">INSERT INTO "TableA" Values (3);</text:p>
      <text:p text:style-name="P48">INSERT INTO "TableB" Values (1);</text:p>
      <text:p text:style-name="P48">INSERT INTO "TableB" Values (2);</text:p>
      <text:p text:style-name="P48"/>
      <text:p text:style-name="P48"/>
      <text:p text:style-name="P29"># <text:span text:style-name="T24">DATE AND TIME</text:span></text:p>
      <text:p text:style-name="P2"/>
      <text:p text:style-name="P4">Example (getting age from birth date an finding ppl over 60):</text:p>
      <text:p text:style-name="P4"/>
      <text:p text:style-name="P2"><text:span text:style-name="T5">SELECT</text:span> AGE(birth_date), * <text:span text:style-name="T5">FROM</text:span> "public"."employees"</text:p>
      <text:p text:style-name="P2"><text:span text:style-name="T5">WHERE</text:span> (extract (YEAR FROM AGE(birth_date))) &gt; 60</text:p>
      <text:p text:style-name="P2"/>
      <text:p text:style-name="P4">Example ( how many employees were hired in February):</text:p>
      <text:p text:style-name="P2"/>
      <text:p text:style-name="P2"><text:span text:style-name="T5">SELECT</text:span> count(hire_date) <text:span text:style-name="T5">FROM</text:span> "public"."employees"</text:p>
      <text:p text:style-name="P2"><text:span text:style-name="T5">WHERE</text:span> extract(month from hire_date) = 2</text:p>
      <text:p text:style-name="P2"/>
      <text:p text:style-name="P5">Example ( how many employees were <text:span text:style-name="T2">born</text:span> in <text:span text:style-name="T2">November</text:span>):</text:p>
      <text:p text:style-name="P2"/>
      <text:p text:style-name="P3"><text:span text:style-name="T5">SELECT</text:span> count(birth_date) <text:span text:style-name="T5">FROM</text:span> "public"."employees"</text:p>
      <text:p text:style-name="P2"><text:span text:style-name="T5">WHERE</text:span> extract(month from birth_date) = 11</text:p>
      <text:p text:style-name="P2"/>
      <text:p text:style-name="P6">Example (how many orders were made in Janury of 2004):</text:p>
      <text:p text:style-name="P24"/>
      <text:p text:style-name="P24">SELECT COUNT(orderid) FROM orders</text:p>
      <text:p text:style-name="P24">WHERE DATE_TRUNC('month', orderdate) = date '2004-01-01';</text:p>
      <text:p text:style-name="P24"><text:soft-page-break/></text:p>
      <text:p text:style-name="P24"/>
      <text:p text:style-name="P30"># <text:span text:style-name="T24">SORTING DATA</text:span></text:p>
      <text:p text:style-name="P25"/>
      <text:p text:style-name="P7">Example (sorting with descending order)</text:p>
      <text:p text:style-name="P25"/>
      <text:p text:style-name="P25"><text:span text:style-name="T5">SELECT</text:span> first_name, last_name <text:span text:style-name="T5">FROM</text:span> "public"."employees"</text:p>
      <text:p text:style-name="P25"><text:span text:style-name="T5">ORDER BY</text:span> first_name DESC, last_name <text:span text:style-name="T5">DESC</text:span></text:p>
      <text:p text:style-name="P25"/>
      <text:p text:style-name="P7">Example (sorting with length)</text:p>
      <text:p text:style-name="P7"/>
      <text:p text:style-name="P25"><text:span text:style-name="T5">SELECT</text:span> * <text:span text:style-name="T5">FROM</text:span> "public"."employees"</text:p>
      <text:p text:style-name="P25"><text:span text:style-name="T5">ORDER BY</text:span> Length(last_name) <text:span text:style-name="T5">DESC</text:span></text:p>
      <text:p text:style-name="P25"/>
      <text:p text:style-name="P25"/>
      <text:p text:style-name="P8">Example (sorting by hire_date names which starts with k)</text:p>
      <text:p text:style-name="P8">'k%' - starts with k</text:p>
      <text:p text:style-name="P8">'_k%' - one letter before k</text:p>
      <text:p text:style-name="P8">'%m' – ends with m</text:p>
      <text:p text:style-name="P8">'%m__%' - at least 2 characters after m</text:p>
      <text:p text:style-name="P26"/>
      <text:p text:style-name="P25"><text:span text:style-name="T5">SELECT</text:span> * <text:span text:style-name="T5">FROM</text:span> "public"."employees"</text:p>
      <text:p text:style-name="P25"><text:span text:style-name="T5">WHERE</text:span> first_name ilike 'k%'</text:p>
      <text:p text:style-name="P25"><text:span text:style-name="T5">ORDER BY</text:span> hire_date</text:p>
      <text:p text:style-name="P25"/>
      <text:p text:style-name="P25"/>
      <text:p text:style-name="P31"># <text:span text:style-name="T24">INNER JOIN</text:span></text:p>
      <text:p text:style-name="P27"/>
      <text:p text:style-name="P10">Example (joining tables with inner join)</text:p>
      <text:p text:style-name="P27"/>
      <text:p text:style-name="P27"><text:span text:style-name="T5">SELECT</text:span> a.emp_no, CONCAT(a.first_name, a.last_name) <text:span text:style-name="T5">AS</text:span> "name", b.salary</text:p>
      <text:p text:style-name="P27">FROM employees <text:span text:style-name="T5">AS</text:span> a</text:p>
      <text:p text:style-name="P27"><text:span text:style-name="T5">INNER JOIN</text:span> salaries <text:span text:style-name="T5">AS</text:span> b <text:span text:style-name="T5">ON</text:span> b.emp_no = a.emp_no</text:p>
      <text:p text:style-name="P27">INNER JOIN titles <text:span text:style-name="T5">AS</text:span> c</text:p>
      <text:p text:style-name="P27"><text:span text:style-name="T5">ON</text:span> c.emp_no = a.emp_no <text:span text:style-name="T5">AND</text:span> (</text:p>
      <text:p text:style-name="P27">c.from_date = (b.from_date + interval '2 days') <text:span text:style-name="T5">OR</text:span></text:p>
      <text:p text:style-name="P27">c.from_date = b.from_date</text:p>
      <text:p text:style-name="P27">)</text:p>
      <text:p text:style-name="P27"><text:span text:style-name="T6">ORDER BY</text:span> a.emp_no ASC </text:p>
      <text:p text:style-name="P27"/>
      <text:p text:style-name="P11">Example (getting a salary with change of title <text:span text:style-name="T4">and original salary</text:span>)</text:p>
      <text:p text:style-name="P45"/>
      <text:p text:style-name="P45"><text:span text:style-name="T6">SELECT</text:span> a.emp_no, b.salary, c.title</text:p>
      <text:p text:style-name="P45"><text:span text:style-name="T6">FROM</text:span> employees <text:span text:style-name="T6">AS</text:span> a</text:p>
      <text:p text:style-name="P45"><text:span text:style-name="T6">INNER JOIN</text:span> salaries <text:span text:style-name="T6">AS</text:span> b <text:span text:style-name="T6">ON</text:span> b.emp_no = a.emp_no</text:p>
      <text:p text:style-name="P45"><text:span text:style-name="T6">INNER JOIN</text:span> titles <text:span text:style-name="T6">AS</text:span> c <text:span text:style-name="T6">ON</text:span> c.emp_no = a.emp_no</text:p>
      <text:p text:style-name="P45"><text:span text:style-name="T6">AND</text:span> (c.from_date = b.from_date <text:span text:style-name="T6">OR</text:span> c.from_date = b.from_date + interval '2 days')</text:p>
      <text:p text:style-name="P45"><text:span text:style-name="T6">ORDER BY</text:span> a.emp_no</text:p>
      <text:p text:style-name="P45"/>
      <text:p text:style-name="P14">Example (getting all <text:s/>orders from clients from Ohio, NY and Oregon ordered by orderid)</text:p>
      <text:p text:style-name="P14"/>
      <text:p text:style-name="P50">SELECT * FROM orders AS o</text:p>
      <text:p text:style-name="P50"><text:soft-page-break/>INNER JOIN customers AS c ON o.customerid = c.customerid</text:p>
      <text:p text:style-name="P50">WHERE c.state IN ('OH', 'NY', 'OR')</text:p>
      <text:p text:style-name="P50">ORDER BY o.orderid</text:p>
      <text:p text:style-name="P45"/>
      <text:p text:style-name="P15">Example (getting inventory of each product)</text:p>
      <text:p text:style-name="P51"/>
      <text:p text:style-name="P51">SELECT i.prod_id, p.title, i.quan_in_stock, i.sales from inventory AS i</text:p>
      <text:p text:style-name="P51">INNER JOIN products AS p on i.prod_id = p.prod_id</text:p>
      <text:p text:style-name="P51">ORDER BY i.prod_id</text:p>
      <text:p text:style-name="P51"/>
      <text:p text:style-name="P16">Example (getting all employees with the departments they work in)</text:p>
      <text:p text:style-name="P52"/>
      <text:p text:style-name="P52">SELECT e.emp_no, e.first_name, e.last_name, de.dept_no, d.dept_name From employees AS e </text:p>
      <text:p text:style-name="P52">INNER JOIN dept_emp AS de ON e.emp_no = de.emp_no</text:p>
      <text:p text:style-name="P52">INNER JOIN departments AS d ON de.dept_no = d.dept_no</text:p>
      <text:p text:style-name="P52">ORDER BY e.emp_no</text:p>
      <text:p text:style-name="P45"/>
      <text:p text:style-name="P45"/>
      <text:p text:style-name="P32"># <text:span text:style-name="T24">LEFT JOIN</text:span></text:p>
      <text:p text:style-name="P49"><text:tab/>It adds the data that don't have a match from the first table given (so before LEFT JOIN command) – <text:span text:style-name="T28">see also subquery for more examples</text:span></text:p>
      <text:p text:style-name="P49"/>
      <text:p text:style-name="P49"/>
      <text:p text:style-name="P9">Example(How many employees aren't managers?)</text:p>
      <text:p text:style-name="P38"/>
      <text:p text:style-name="P38"><text:span text:style-name="T6">SELECT</text:span> count(employees.emp_no)</text:p>
      <text:p text:style-name="P38"><text:span text:style-name="T6">FROM</text:span> employees</text:p>
      <text:p text:style-name="P39"><text:span text:style-name="T3">LEFT JOIN</text:span> dept_manager <text:span text:style-name="T3">ON</text:span> employees.emp_no = dept_manager.emp_no</text:p>
      <text:p text:style-name="P39"><text:span text:style-name="T6">WHERE</text:span> dept_manager.emp_no <text:span text:style-name="T3">IS</text:span> <text:span text:style-name="T3">NULL</text:span></text:p>
      <text:p text:style-name="P38"/>
      <text:p text:style-name="P12">Example (getting all of the raises <text:span text:style-name="T5">with or withour promotion)</text:span></text:p>
      <text:p text:style-name="P46"/>
      <text:p text:style-name="P46"><text:span text:style-name="T6">SELECT</text:span> a.emp_no, b.salary, coalesce(c.title, 'No promotion') <text:span text:style-name="T6">AS</text:span> Title</text:p>
      <text:p text:style-name="P46"><text:span text:style-name="T6">FROM</text:span> employees <text:span text:style-name="T6">AS</text:span> a</text:p>
      <text:p text:style-name="P46"><text:span text:style-name="T6">INNER JOIN</text:span> salaries <text:span text:style-name="T6">AS</text:span> b on b.emp_no = a.emp_no</text:p>
      <text:p text:style-name="P46"><text:span text:style-name="T6">LEFT JOIN</text:span> titles <text:span text:style-name="T6">AS</text:span> c on c.emp_no = a.emp_no</text:p>
      <text:p text:style-name="P46"><text:span text:style-name="T6">AND</text:span> (c.from_date = b.from_date or c.from_date = b.from_date + interval '2 days')</text:p>
      <text:p text:style-name="P46"><text:span text:style-name="T6">ORDER BY</text:span> a.emp_no</text:p>
      <text:p text:style-name="P46"/>
      <text:p text:style-name="P46"/>
      <text:p text:style-name="P32"># <text:span text:style-name="T24">RIGHT JOIN</text:span></text:p>
      <text:p text:style-name="P33"><text:tab/><text:span text:style-name="T8">It adds the data that don't have a match from the second table given (so after the RIGHT JOIN command)</text:span></text:p>
      <text:p text:style-name="P40"/>
      <text:p text:style-name="P40"/>
      <text:p text:style-name="P34"># <text:span text:style-name="T24">FULL JOIN</text:span></text:p>
      <text:p text:style-name="P41"><text:tab/>It adds all the data and where there is no matching element it puts NULL</text:p>
      <text:p text:style-name="P41"/>
      <text:p text:style-name="P21">Example </text:p>
      <text:p text:style-name="P41"/>
      <text:p text:style-name="P41">SELECT * FROM "TableA" AS a</text:p>
      <text:p text:style-name="P41">FULL JOIN "TableB" AS b ON a.id = b.id;</text:p>
      <text:p text:style-name="P40"><text:soft-page-break/></text:p>
      <text:p text:style-name="P40"/>
      <text:p text:style-name="P35"># <text:span text:style-name="T24">GROUP BY</text:span></text:p>
      <text:p text:style-name="P42"><text:tab/>This is making some groups that we could <text:span text:style-name="T9">apply</text:span> functions like count <text:span text:style-name="T9">against</text:span> those groups <text:span text:style-name="T9">rather than the entire table</text:span>; without that we are getting an error)</text:p>
      <text:p text:style-name="P42"/>
      <text:p text:style-name="P22">Example <text:span text:style-name="T10">(how many employees are there in departments?)</text:span></text:p>
      <text:p text:style-name="P42"/>
      <text:p text:style-name="P42">SELECT dept_no, COUNT(emp_no)</text:p>
      <text:p text:style-name="P42">FROM dept_emp</text:p>
      <text:p text:style-name="P42">GROUP BY dept_no</text:p>
      <text:p text:style-name="P42"/>
      <text:p text:style-name="P23">Example (how many employees were hired in specific date?)</text:p>
      <text:p text:style-name="P43"/>
      <text:p text:style-name="P43">SELECT hire_date, COUNT(emp_no)</text:p>
      <text:p text:style-name="P43">FROM employees </text:p>
      <text:p text:style-name="P43">GROUP BY hire_date</text:p>
      <text:p text:style-name="P43">ORDER BY by count</text:p>
      <text:p text:style-name="P43"/>
      <text:p text:style-name="P44">Example (alle the employees hired after 1991 and count the amount of positions they've had)</text:p>
      <text:p text:style-name="P44"/>
      <text:p text:style-name="P44">SELECT e.emp_no, count(t.title) </text:p>
      <text:p text:style-name="P53"><text:span text:style-name="T11">FROM</text:span> employees <text:span text:style-name="T11">AS</text:span> e</text:p>
      <text:p text:style-name="P53"><text:span text:style-name="T11">JOIN</text:span> titles <text:span text:style-name="T11">AS</text:span> t <text:span text:style-name="T11">ON</text:span> e.emp_no = t.emp_no</text:p>
      <text:p text:style-name="P53"><text:span text:style-name="T11">WHERE</text:span> date_trunc('year', e.hire_date) &gt;= date '1991-01-01'</text:p>
      <text:p text:style-name="P53"><text:span text:style-name="T11">GROUP BY</text:span> e.emp_no</text:p>
      <text:p text:style-name="P53"><text:span text:style-name="T11">ORDER BY</text:span> e.emp_no</text:p>
      <text:p text:style-name="P53"/>
      <text:p text:style-name="P17">or we can write it like ....</text:p>
      <text:p text:style-name="P54"/>
      <text:p text:style-name="P54">SELECT e.emp_no, count(t.title) as "amount of titles"</text:p>
      <text:p text:style-name="P54">FROM employees as e</text:p>
      <text:p text:style-name="P54">JOIN titles as t USING(emp_no)</text:p>
      <text:p text:style-name="P54">WHERE EXTRACT (YEAR FROM e.hire_date) &gt; 1991</text:p>
      <text:p text:style-name="P54">GROUP BY e.emp_no</text:p>
      <text:p text:style-name="P54">ORDER BY e.emp_no;</text:p>
      <text:p text:style-name="P54"/>
      <text:p text:style-name="P36"><text:span text:style-name="T14"># </text:span><text:span text:style-name="T15">HAVING</text:span></text:p>
      <text:p text:style-name="P55"><text:span text:style-name="T12"><text:tab/></text:span><text:span text:style-name="T13">Filter against groups and it is allowed to use aggregate functions (we can't do this with WHERE)</text:span></text:p>
      <text:p text:style-name="P97"/>
      <text:p text:style-name="P18"><text:span text:style-name="T16">Example </text:span><text:span text:style-name="T17">(Show number of employees in departments where there is more than 25000 ppl with gender "F")</text:span></text:p>
      <text:p text:style-name="P97"/>
      <text:p text:style-name="P97">SELECT d.dept_name, COUNT(e.emp_no) AS "Number of employees"</text:p>
      <text:p text:style-name="P55">FROM employees AS e</text:p>
      <text:p text:style-name="P55">INNER JOIN dept_emp AS de ON de.emp_no = e.emp_no</text:p>
      <text:p text:style-name="P55">INNER JOIN departments AS d ON de.dept_no = d.dept_no</text:p>
      <text:p text:style-name="P55">WHERE e.gender = 'F'</text:p>
      <text:p text:style-name="P55">GROUP BY d.dept_name</text:p>
      <text:p text:style-name="P55">HAVING count(e.emp_no) &gt; 25000</text:p>
      <text:p text:style-name="P55"/>
      <text:p text:style-name="P19"><text:soft-page-break/><text:span text:style-name="T22">Example </text:span><text:span text:style-name="T20">(</text:span><text:span text:style-name="T16">Show all the employees, hired after 1991, that have had more than 2 titles</text:span><text:span text:style-name="T19"> </text:span><text:span text:style-name="T20">)</text:span></text:p>
      <text:p text:style-name="P56"/>
      <text:p text:style-name="P56">SELECT e.emp_no, e.first_name, e.last_name, count(t.title) AS "Number of titles"</text:p>
      <text:p text:style-name="P56">FROM employees as e</text:p>
      <text:p text:style-name="P56">JOIN titles as t ON e.emp_no = t.emp_no</text:p>
      <text:p text:style-name="P56">WHERE EXTRACT(YEAR FROM e.hire_date) &gt; 1991</text:p>
      <text:p text:style-name="P56">GROUP BY e.emp_no</text:p>
      <text:p text:style-name="P56">HAVING COUNT(t.title) &gt; 2</text:p>
      <text:p text:style-name="P56">ORDER BY e.emp_no</text:p>
      <text:p text:style-name="P63"><text:s/></text:p>
      <text:p text:style-name="P20"><text:span text:style-name="T21">Example (</text:span><text:span text:style-name="T16">Show all the employees that have had more than 15 salary changes that work in the department development</text:span><text:span text:style-name="T19"> </text:span><text:span text:style-name="T21">)</text:span></text:p>
      <text:p text:style-name="P64"/>
      <text:p text:style-name="P64">SELECT e.emp_no, e.first_name, e.last_name, COUNT(s.salary) AS "Changes of salary"</text:p>
      <text:p text:style-name="P57">FROM employees as e</text:p>
      <text:p text:style-name="P57">JOIN salaries as s ON e.emp_no = s.emp_no</text:p>
      <text:p text:style-name="P57">JOIN dept_emp AS d ON e.emp_no = d.emp_no</text:p>
      <text:p text:style-name="P57">WHERE d.dept_no = 'd005'</text:p>
      <text:p text:style-name="P57">GROUP BY e.emp_no</text:p>
      <text:p text:style-name="P57">HAVING COUNT(s.salary) &gt; 15</text:p>
      <text:p text:style-name="P57">ORDER BY emp_no </text:p>
      <text:p text:style-name="P57"/>
      <text:p text:style-name="P65"><text:span text:style-name="T23">Example ( </text:span><text:span text:style-name="T18">Show me all the employees that have worked for multiple departments</text:span> <text:s/><text:span text:style-name="T23">)</text:span></text:p>
      <text:p text:style-name="P58"/>
      <text:p text:style-name="P58">SELECT e.emp_no, e.first_name, e.last_name, COUNT(d.dept_no) AS "Number of departments"</text:p>
      <text:p text:style-name="P58">FROM employees AS e</text:p>
      <text:p text:style-name="P58">JOIN dept_emp AS d ON e.emp_no = d.emp_no</text:p>
      <text:p text:style-name="P58">GROUP BY e.emp_no</text:p>
      <text:p text:style-name="P58">HAVING COUNT(d.dept_no)&gt;1</text:p>
      <text:p text:style-name="P58">ORDER BY e.emp_no</text:p>
      <text:p text:style-name="P58"/>
      <text:p text:style-name="P79">#<text:span text:style-name="T24">UNION</text:span></text:p>
      <text:p text:style-name="P59"><text:tab/> Joins SELECT statements into one table as an output</text:p>
      <text:p text:style-name="P59"/>
      <text:p text:style-name="P66">Example </text:p>
      <text:p text:style-name="P59"/>
      <text:p text:style-name="P59">SELECT NULL AS "prod_id", sum(ol.quantity)</text:p>
      <text:p text:style-name="P59">FROM orderlines AS ol</text:p>
      <text:p text:style-name="P59"/>
      <text:p text:style-name="P59">UNION </text:p>
      <text:p text:style-name="P59"/>
      <text:p text:style-name="P59">SELECT prod_id AS "prod_id", sum(ol.quantity)</text:p>
      <text:p text:style-name="P59">FROM orderlines AS ol</text:p>
      <text:p text:style-name="P59">GROUP BY prod_id</text:p>
      <text:p text:style-name="P59">ORDER BY prod_id DESC</text:p>
      <text:p text:style-name="P58"/>
      <text:p text:style-name="P80"># GROUPING SETS</text:p>
      <text:p text:style-name="P60"><text:tab/>Putting multiple search criteria in one query instead of using UNION to join couple querries</text:p>
      <text:p text:style-name="P60"/>
      <text:p text:style-name="P67">Example</text:p>
      <text:p text:style-name="P60"/>
      <text:p text:style-name="P60">SELECT EXTRACT (YEAR FROM orderdate) AS "year",</text:p>
      <text:p text:style-name="P60"><text:soft-page-break/><text:s text:c="7"/>EXTRACT (MONTH FROM orderdate) AS "month",</text:p>
      <text:p text:style-name="P60"><text:s text:c="7"/>EXTRACT (DAY FROM orderdate) AS "day",</text:p>
      <text:p text:style-name="P60"><text:s text:c="7"/>sum(ol.quantity)</text:p>
      <text:p text:style-name="P60">FROM orderlines AS ol</text:p>
      <text:p text:style-name="P60">GROUP BY</text:p>
      <text:p text:style-name="P60"><text:s text:c="4"/>GROUPING SETS (</text:p>
      <text:p text:style-name="P60"><text:s text:c="8"/>(EXTRACT (YEAR FROM orderdate)),</text:p>
      <text:p text:style-name="P60"><text:s text:c="8"/>( <text:s text:c="3"/></text:p>
      <text:p text:style-name="P60"><text:s text:c="12"/>EXTRACT (YEAR FROM orderdate),</text:p>
      <text:p text:style-name="P60"><text:s text:c="12"/>EXTRACT (MONTH FROM orderdate)</text:p>
      <text:p text:style-name="P60"><text:s text:c="8"/>),</text:p>
      <text:p text:style-name="P60"><text:s text:c="8"/>(</text:p>
      <text:p text:style-name="P60"><text:s text:c="12"/>EXTRACT (YEAR FROM orderdate),</text:p>
      <text:p text:style-name="P60"><text:s text:c="12"/>EXTRACT (MONTH FROM orderdate),</text:p>
      <text:p text:style-name="P60"><text:s text:c="12"/>EXTRACT (DAY FROM orderdate)</text:p>
      <text:p text:style-name="P60"><text:s text:c="8"/>),</text:p>
      <text:p text:style-name="P60"><text:s text:c="8"/>(</text:p>
      <text:p text:style-name="P60"><text:s text:c="12"/>EXTRACT (MONTH FROM orderdate),</text:p>
      <text:p text:style-name="P60"><text:s text:c="12"/>EXTRACT (DAY FROM orderdate)</text:p>
      <text:p text:style-name="P60"><text:s text:c="8"/>),</text:p>
      <text:p text:style-name="P60"><text:s text:c="8"/>(EXTRACT (MONTH FROM orderdate)),</text:p>
      <text:p text:style-name="P60"><text:s text:c="8"/>(EXTRACT (DAY FROM orderdate)),</text:p>
      <text:p text:style-name="P60"><text:s text:c="8"/>()</text:p>
      <text:p text:style-name="P60"><text:s text:c="4"/>)</text:p>
      <text:p text:style-name="P60">ORDER BY </text:p>
      <text:p text:style-name="P60"><text:s text:c="4"/>EXTRACT (YEAR FROM orderdate),</text:p>
      <text:p text:style-name="P60"><text:s text:c="4"/>EXTRACT (MONTH FROM orderdate),</text:p>
      <text:p text:style-name="P60"><text:s text:c="4"/>EXTRACT (DAY FROM orderdate)</text:p>
      <text:p text:style-name="P58"/>
      <text:p text:style-name="P79">#<text:span text:style-name="T24">ROLLUP</text:span></text:p>
      <text:p text:style-name="P59"><text:tab/>Giving all the possible combinations between the given values</text:p>
      <text:p text:style-name="P59"/>
      <text:p text:style-name="P67">Example (The same we did above in GROUPING SETS in a simple way)</text:p>
      <text:p text:style-name="P67"/>
      <text:p text:style-name="P81">SELECT EXTRACT (YEAR FROM orderdate) AS "year",</text:p>
      <text:p text:style-name="P81"><text:s text:c="7"/>EXTRACT (MONTH FROM orderdate) AS "month",</text:p>
      <text:p text:style-name="P81"><text:s text:c="7"/>EXTRACT (DAY FROM orderdate) AS "day",</text:p>
      <text:p text:style-name="P81"><text:s text:c="7"/>sum(ol.quantity)</text:p>
      <text:p text:style-name="P81">FROM orderlines AS ol</text:p>
      <text:p text:style-name="P81">GROUP BY</text:p>
      <text:p text:style-name="P81"><text:s text:c="4"/>ROLLUP (</text:p>
      <text:p text:style-name="P81"><text:s text:c="8"/>EXTRACT (YEAR FROM orderdate),</text:p>
      <text:p text:style-name="P81"><text:s text:c="8"/>EXTRACT (MONTH FROM orderdate),</text:p>
      <text:p text:style-name="P81"><text:s text:c="8"/>EXTRACT (DAY FROM orderdate)</text:p>
      <text:p text:style-name="P81"><text:s text:c="4"/>)</text:p>
      <text:p text:style-name="P81">ORDER BY </text:p>
      <text:p text:style-name="P81"><text:s text:c="4"/>EXTRACT (YEAR FROM orderdate),</text:p>
      <text:p text:style-name="P81"><text:s text:c="4"/>EXTRACT (MONTH FROM orderdate),</text:p>
      <text:p text:style-name="P81"><text:s text:c="4"/>EXTRACT (DAY FROM orderdate)</text:p>
      <text:p text:style-name="P81"/>
      <text:p text:style-name="P92"># WINDOW FUNCTION</text:p>
      <text:p text:style-name="P82"><text:tab/>It calculates (whatever function we provide) from entire dataset, so like in the example <text:soft-page-break/>underneath, max is calculated from the whole data and after that it takes first 100 from it.</text:p>
      <text:p text:style-name="P82"/>
      <text:p text:style-name="P68"/>
      <text:p text:style-name="P68">Example (comparing highest salary to every other salaries)</text:p>
      <text:p text:style-name="P61"/>
      <text:p text:style-name="P61">SELECT *, </text:p>
      <text:p text:style-name="P61"><text:tab/>MAX(salary) OVER ()</text:p>
      <text:p text:style-name="P61">FROM salaries</text:p>
      <text:p text:style-name="P61">LIMIT 100</text:p>
      <text:p text:style-name="P60"/>
      <text:p text:style-name="P69">Example (getting current salary, knowing that the highest salary doesn't have to be the last one, so we cannot just use MAX())</text:p>
      <text:p text:style-name="P62"/>
      <text:p text:style-name="P62">SELECT DISTINCT e.emp_no,</text:p>
      <text:p text:style-name="P62"><text:s text:c="8"/>e.first_name,</text:p>
      <text:p text:style-name="P62"><text:s text:c="8"/>e.last_name,</text:p>
      <text:p text:style-name="P62"><text:s text:c="8"/>d.dept_name,</text:p>
      <text:p text:style-name="P62"><text:s text:c="8"/>LAST_VALUE(s.salary) OVER (</text:p>
      <text:p text:style-name="P62"><text:s text:c="12"/>PARTITION BY e.emp_no</text:p>
      <text:p text:style-name="P62"><text:s text:c="12"/>ORDER BY s.from_date</text:p>
      <text:p text:style-name="P62"><text:s text:c="12"/>RANGE BETWEEN UNBOUNDED PRECEDING AND UNBOUNDED FOLLOWING</text:p>
      <text:p text:style-name="P62"><text:s text:c="8"/>) AS "Current salary"</text:p>
      <text:p text:style-name="P62">FROM salaries AS s</text:p>
      <text:p text:style-name="P62">JOIN employees AS e USING(emp_no)</text:p>
      <text:p text:style-name="P62">JOIN dept_emp AS de USING(emp_no)</text:p>
      <text:p text:style-name="P62">JOIN departments AS d USING(dept_no)</text:p>
      <text:p text:style-name="P62">ORDER BY e.emp_no</text:p>
      <text:p text:style-name="P62"/>
      <text:p text:style-name="P62"/>
      <text:p text:style-name="P69">Comments:</text:p>
      <text:p text:style-name="P69">DISTINCT – it takes only singl<text:span text:style-name="T25">e</text:span> row of the value given, so we only get one value of emp_no</text:p>
      <text:p text:style-name="P69">LAST_VALUE ( we are getting the last value ....</text:p>
      <text:p text:style-name="P69">OVER( .... and we are going to use WINDOW FUNCTION</text:p>
      <text:p text:style-name="P69">and PARTITION BY emp_no (so we have groups of employee numbers)</text:p>
      <text:p text:style-name="P69">but ORDER BY s.from_date (so order that partition by from_date)</text:p>
      <text:p text:style-name="P69">and with using ... </text:p>
      <text:p text:style-name="P69">RANGE BETWEEN UNBOUNDED PRECEDING AND UNBOUNDED FOLLOWING</text:p>
      <text:p text:style-name="P69">(against this range go between everything that came before and everything that comes after and let's not follow that what ORDER BY usually does)</text:p>
      <text:p text:style-name="P70">AS "Current salary" (and get the current salary)</text:p>
      <text:p text:style-name="P70">and it it ordered by from_date so we can be sure that the last salary is at the bottom so on that we can use LAST_VALUE and be sure it is the last salary</text:p>
      <text:p text:style-name="P70"/>
      <text:p text:style-name="P71">Example (Show the population per continent)</text:p>
      <text:p text:style-name="P71"/>
      <text:p text:style-name="P71">SELECT DISTINCT continent,</text:p>
      <text:p text:style-name="P71"><text:s text:c="7"/>sum(population) OVER (</text:p>
      <text:p text:style-name="P71"><text:s text:c="8"/>PARTITION BY continent</text:p>
      <text:p text:style-name="P71"><text:s text:c="7"/>)</text:p>
      <text:p text:style-name="P71">FROM country </text:p>
      <text:p text:style-name="P71"/>
      <text:p text:style-name="P71">or it can be done like that:</text:p>
      <text:p text:style-name="P71"><text:soft-page-break/></text:p>
      <text:p text:style-name="P71">SELECT</text:p>
      <text:p text:style-name="P71"><text:s text:c="2"/>DISTINCT continent,</text:p>
      <text:p text:style-name="P71"><text:s text:c="2"/>SUM(population) OVER w1 as"continent population"</text:p>
      <text:p text:style-name="P71">FROM country </text:p>
      <text:p text:style-name="P71">WINDOW w1 AS( PARTITION BY continent );</text:p>
      <text:p text:style-name="P71"/>
      <text:p text:style-name="P71"/>
      <text:p text:style-name="P72">Example ( to the example above add % of world population)</text:p>
      <text:p text:style-name="P72"/>
      <text:p text:style-name="P83">SELECT</text:p>
      <text:p text:style-name="P83"><text:s text:c="2"/>DISTINCT continent,</text:p>
      <text:p text:style-name="P83"><text:s text:c="2"/>SUM(population) OVER w1 as"continent population",</text:p>
      <text:p text:style-name="P83"><text:s text:c="2"/>CONCAT( </text:p>
      <text:p text:style-name="P83"><text:s text:c="6"/>ROUND( </text:p>
      <text:p text:style-name="P83"><text:s text:c="10"/>( </text:p>
      <text:p text:style-name="P83"><text:s text:c="12"/>SUM( population::float4 ) OVER w1 / </text:p>
      <text:p text:style-name="P83"><text:s text:c="12"/>SUM( population::float4 ) OVER() </text:p>
      <text:p text:style-name="P83"><text:s text:c="10"/>) * 100 <text:s text:c="3"/></text:p>
      <text:p text:style-name="P83"><text:s text:c="6"/>),'%' ) as "percentage of population"</text:p>
      <text:p text:style-name="P83">FROM country </text:p>
      <text:p text:style-name="P83">WINDOW w1 AS( PARTITION BY continent );</text:p>
      <text:p text:style-name="P83"/>
      <text:p text:style-name="P73">Example ( Get number of towns in regions – from France db)</text:p>
      <text:p text:style-name="P84"/>
      <text:p text:style-name="P84">SELECT DISTINCT r.id, r.name, COUNT(t.id) OVER( </text:p>
      <text:p text:style-name="P84">PARTITION BY r.id</text:p>
      <text:p text:style-name="P84">ORDER BY r.name</text:p>
      <text:p text:style-name="P84">) AS "Number of towns"</text:p>
      <text:p text:style-name="P84">from regions AS r</text:p>
      <text:p text:style-name="P84">JOIN departments AS d ON d.region = r.code</text:p>
      <text:p text:style-name="P84">JOIN towns AS t ON d.code = t.department</text:p>
      <text:p text:style-name="P84">ORDER BY r.id</text:p>
      <text:p text:style-name="P84"/>
      <text:p text:style-name="P93"># CONDITIONAL STATEMENT</text:p>
      <text:p text:style-name="P85"/>
      <text:p text:style-name="P98"><text:span text:style-name="T26">Example (</text:span><text:span text:style-name="T18">Create a case statement that's named "price class" where if a product is over 20 dollars you show 'expensive'</text:span> , <text:span text:style-name="T18">if it's between 10 and 20 you show 'average'</text:span> , <text:span text:style-name="T18">and of is lower than or equal to 10 you show 'cheap'</text:span> <text:span text:style-name="T26">)</text:span></text:p>
      <text:p text:style-name="P85"/>
      <text:p text:style-name="P85">SELECT prod_id, title, price,</text:p>
      <text:p text:style-name="P85">CASE </text:p>
      <text:p text:style-name="P85"><text:s text:c="4"/>WHEN price &gt; 20 THEN 'expensive'</text:p>
      <text:p text:style-name="P85"><text:s text:c="4"/>WHEN price BETWEEN 10 and 20 THEN 'average' </text:p>
      <text:p text:style-name="P85"><text:s text:c="4"/>ELSE 'cheap' END AS "price class"</text:p>
      <text:p text:style-name="P85">FROM products </text:p>
      <text:p text:style-name="P85">ORDER BY prod_id</text:p>
      <text:p text:style-name="P85"/>
      <text:p text:style-name="P74">Example ( NULLIF – replaces item with NULLIF – useful for example to avoid 0 division)</text:p>
      <text:p text:style-name="P86"/>
      <text:p text:style-name="P86">SELECT prod_id, title, </text:p>
      <text:p text:style-name="P86">NULLIF (special, 0) AS "special"</text:p>
      <text:p text:style-name="P86"><text:soft-page-break/>FROM products</text:p>
      <text:p text:style-name="P86">ORDER BY prod_id</text:p>
      <text:p text:style-name="P94"># CREATE VIEW </text:p>
      <text:p text:style-name="P87"/>
      <text:p text:style-name="P75">Example ( Create a view with all the employees hired between 1990 and 1995)</text:p>
      <text:p text:style-name="P87"/>
      <text:p text:style-name="P87">CREATE VIEW "90-95" aS </text:p>
      <text:p text:style-name="P87">SELECT emp_no, first_name, last_name, hire_date</text:p>
      <text:p text:style-name="P87">FROM employees</text:p>
      <text:p text:style-name="P87">WHERE EXTRACT(YEAR FROM hire_date) BETWEEN 1990 AND 1995</text:p>
      <text:p text:style-name="P87">ORDER BY emp_no</text:p>
      <text:p text:style-name="P87"/>
      <text:p text:style-name="P75">-- Now we can check the view or use it in another query--</text:p>
      <text:p text:style-name="P87">SELECT * FROM "90-95"</text:p>
      <text:p text:style-name="P87"/>
      <text:p text:style-name="P77">Example (Create a view with all the employees with whoever had salary bigger than 80000)</text:p>
      <text:p text:style-name="P88"/>
      <text:p text:style-name="P88">CREATE VIEW "bigbucks" AS</text:p>
      <text:p text:style-name="P88">SELECT e.emp_no, e.first_name, e.last_name, s.salary</text:p>
      <text:p text:style-name="P88">FROM employees as e <text:s/></text:p>
      <text:p text:style-name="P88">JOIN salaries as s ON e.emp_no = s.emp_no</text:p>
      <text:p text:style-name="P88">WHERE s.salary &gt; 80000</text:p>
      <text:p text:style-name="P88">ORDER BY e.emp_no</text:p>
      <text:p text:style-name="P88"/>
      <text:p text:style-name="P76">-- Now we can check the view or use it in another query--</text:p>
      <text:p text:style-name="P88">SELECT * FROM "bigbucks"</text:p>
      <text:p text:style-name="P88"/>
      <text:p text:style-name="P95"># Indexes <text:span text:style-name="T27">(we use them to speed up a query)</text:span></text:p>
      <text:p text:style-name="P89"/>
      <text:p text:style-name="P90">CREATE INDEX &lt;name&gt;</text:p>
      <text:p text:style-name="P90">ON &lt;table&gt; USING &lt;method&gt; (column1, ....)</text:p>
      <text:p text:style-name="P90"/>
      <text:p text:style-name="P90">Methods: </text:p>
      <text:p text:style-name="P90">BTREE (default in PostgreSQL) – best used for comparisons (&lt;, &lt;=, =, &gt;=, BETWEEN, IN, IS NULL, IS NOT NULL)</text:p>
      <text:p text:style-name="P90">HASH – can only handle eqaulity (=)</text:p>
      <text:p text:style-name="P90">GIN – generalized inverted index – best used when multiple values are stored in a single field (like arrays)</text:p>
      <text:p text:style-name="P90">GIST – generalized search tree – useful in indexing geometric data and full text search</text:p>
      <text:p text:style-name="P90"/>
      <text:p text:style-name="P96"># Subquery <text:span text:style-name="T29">(it can return a row set or single result)</text:span></text:p>
      <text:p text:style-name="P91"/>
      <text:p text:style-name="P78">Example (selecting employees with age above the average age in the company)</text:p>
      <text:p text:style-name="P91"/>
      <text:p text:style-name="P91">SELECT first_name, last_name, birth_date</text:p>
      <text:p text:style-name="P91">FROM employees</text:p>
      <text:p text:style-name="P91">WHERE AGE(birth_date) &gt; (SELECT AVG(AGE(birth_date)) FROM employees)</text:p>
      <text:p text:style-name="P91"/>
      <text:p text:style-name="P109">Example (selectin<text:span text:style-name="T28">g the title by salary for each employee – so at the time when from_date matches – so it meand title start and title change)</text:span></text:p>
      <text:p text:style-name="P90"/>
      <text:p text:style-name="P90"><text:s/>SELECT</text:p>
      <text:p text:style-name="P90"><text:soft-page-break/><text:s text:c="4"/>emp_no, salary, from_date,</text:p>
      <text:p text:style-name="P90"><text:s text:c="4"/>(SELECT title FROM titles AS t WHERE t.emp_no = s.emp_no </text:p>
      <text:p text:style-name="P90"><text:s text:c="4"/>AND t.from_date = s.from_date)</text:p>
      <text:p text:style-name="P90">FROM salaries AS s </text:p>
      <text:p text:style-name="P90">ORDER BY emp_no </text:p>
      <text:p text:style-name="P90"/>
      <text:p text:style-name="P110">In this particular case title change was 2 days after a raise so we actually have to add interval to the query:</text:p>
      <text:p text:style-name="P100"/>
      <text:p text:style-name="P100">SELECT</text:p>
      <text:p text:style-name="P100"><text:s text:c="4"/>emp_no, salary, from_date,</text:p>
      <text:p text:style-name="P100"><text:s text:c="4"/>(SELECT title FROM titles AS t WHERE t.emp_no = s.emp_no </text:p>
      <text:p text:style-name="P100"><text:s text:c="4"/>AND (t.from_date = s.from_date + interval '2 days' or t.from_date = s.from_date))</text:p>
      <text:p text:style-name="P100">FROM salaries AS s </text:p>
      <text:p text:style-name="P100">ORDER BY emp_no </text:p>
      <text:p text:style-name="P90"/>
      <text:p text:style-name="P109">But we can do that without subquery in much efficient way ...</text:p>
      <text:p text:style-name="P90"/>
      <text:p text:style-name="P90">SELECT </text:p>
      <text:p text:style-name="P90"><text:s text:c="4"/>emp_no, salary, from_date, t.title</text:p>
      <text:p text:style-name="P90">FROM salaries AS s</text:p>
      <text:p text:style-name="P90">LEFT OUTER JOIN titles AS t USING(emp_no, from_date)</text:p>
      <text:p text:style-name="P90">ORDER BY emp_no</text:p>
      <text:p text:style-name="P90"/>
      <text:p text:style-name="P109">And if we remove LEFT OUTER we get only cases with titles at start</text:p>
      <text:p text:style-name="P90"/>
      <text:p text:style-name="P90">SELECT </text:p>
      <text:p text:style-name="P90"><text:s text:c="4"/>emp_no, salary, from_date, t.title</text:p>
      <text:p text:style-name="P90">FROM salaries AS s</text:p>
      <text:p text:style-name="P90">JOIN titles AS t USING(emp_no, from_date)</text:p>
      <text:p text:style-name="P90">ORDER BY emp_no</text:p>
      <text:p text:style-name="P90"/>
      <text:p text:style-name="P111">Example (the most recent salary)</text:p>
      <text:p text:style-name="P111"/>
      <text:p text:style-name="P111">This is very slow way of showing results:</text:p>
      <text:p text:style-name="P101"/>
      <text:p text:style-name="P101">SELECT</text:p>
      <text:p text:style-name="P101"><text:s text:c="4"/>emp_no,</text:p>
      <text:p text:style-name="P101"><text:s text:c="4"/>salary AS "most recent salary",</text:p>
      <text:p text:style-name="P101"><text:s text:c="4"/>from_date</text:p>
      <text:p text:style-name="P101">FROM salaries AS s</text:p>
      <text:p text:style-name="P101">WHERE from_date = ( </text:p>
      <text:p text:style-name="P101"><text:s text:c="6"/>SELECT MAX(from_date)</text:p>
      <text:p text:style-name="P101"><text:s text:c="6"/>FROM salaries AS sp</text:p>
      <text:p text:style-name="P101"><text:s text:c="6"/>WHERE sp.emp_no = s.emp_no</text:p>
      <text:p text:style-name="P101"><text:s text:c="6"/>)</text:p>
      <text:p text:style-name="P101">ORDER BY emp_no ASC</text:p>
      <text:p text:style-name="P90"/>
      <text:p text:style-name="P111">The one underneath is much more efficient:</text:p>
      <text:p text:style-name="P111"/>
      <text:p text:style-name="P101">SELECT</text:p>
      <text:p text:style-name="P101"><text:s text:c="4"/>emp_no,</text:p>
      <text:p text:style-name="P101"><text:soft-page-break/><text:s text:c="4"/>salary AS "most recent salary",</text:p>
      <text:p text:style-name="P101"><text:s text:c="4"/>from_date</text:p>
      <text:p text:style-name="P101">FROM salaries AS s</text:p>
      <text:p text:style-name="P101">JOIN ( </text:p>
      <text:p text:style-name="P101"><text:s text:c="6"/>SELECT emp_no, MAX(from_date) AS "max"</text:p>
      <text:p text:style-name="P101"><text:s text:c="6"/>FROM salaries AS sp</text:p>
      <text:p text:style-name="P101"><text:s text:c="6"/>GROUP BY emp_no <text:s/>-- we always have to use GROUP BY with aggregate functions</text:p>
      <text:p text:style-name="P101">) AS ls USING (emp_no)</text:p>
      <text:p text:style-name="P101">WHERE ls.max = from_date</text:p>
      <text:p text:style-name="P101">ORDER BY emp_no ASC</text:p>
      <text:p text:style-name="P101"/>
      <text:p text:style-name="P108"># Subqery operators</text:p>
      <text:p text:style-name="P102"/>
      <text:p text:style-name="P112"><text:span text:style-name="T30">EXISTS</text:span> (checks if the subquery returns any rows)</text:p>
      <text:p text:style-name="P103"/>
      <text:p text:style-name="P103">SELECT firstname, lastname, income</text:p>
      <text:p text:style-name="P103">FROM customers AS c</text:p>
      <text:p text:style-name="P103">WHERE EXISTS (</text:p>
      <text:p text:style-name="P103"><text:s text:c="4"/>SELECT * FROM orders AS o</text:p>
      <text:p text:style-name="P103"><text:s text:c="4"/>WHERE c.customerid = o.customerid AND totalamount &gt; 400</text:p>
      <text:p text:style-name="P103">) AND income &gt; 90000</text:p>
      <text:p text:style-name="P103"/>
      <text:p text:style-name="P113"><text:span text:style-name="T30">IN</text:span> / <text:span text:style-name="T30">NOT IN</text:span> (check if the value is equal (or NOT equal) <text:s/>to any of the rows in the return (null yields null)</text:p>
      <text:p text:style-name="P113">Example ( show all products from the category where the category names are Cimedy, Family, Classics)</text:p>
      <text:p text:style-name="P104"/>
      <text:p text:style-name="P104">SELECT prod_id, title </text:p>
      <text:p text:style-name="P104">FROM products</text:p>
      <text:p text:style-name="P104">WHERE category IN (</text:p>
      <text:p text:style-name="P104">SELECT category FROM categories</text:p>
      <text:p text:style-name="P104">WHERE categoryname IN ('Comedy', 'Family', 'Classics') <text:s/>-- or NOT IN</text:p>
      <text:p text:style-name="P104">)</text:p>
      <text:p text:style-name="P104"/>
      <text:p text:style-name="P104"><text:span text:style-name="T30">ANY/SOME</text:span> (check each row against the operator and if any comparison matches return true)</text:p>
      <text:p text:style-name="P104"/>
      <text:p text:style-name="P104">SELECT prod_id, title </text:p>
      <text:p text:style-name="P104">FROM products</text:p>
      <text:p text:style-name="P104">WHERE category = ANY (</text:p>
      <text:p text:style-name="P104">SELECT category FROM categories</text:p>
      <text:p text:style-name="P104">WHERE categoryname IN ('Comedy', 'Family', 'Classics')</text:p>
      <text:p text:style-name="P104">)</text:p>
      <text:p text:style-name="P104"/>
      <text:p text:style-name="P105"><text:span text:style-name="T30">ALL</text:span> ( check each row against the operator and if all comparisons match return true) - </text:p>
      <text:p text:style-name="P105"/>
      <text:p text:style-name="P105">SELECT prod_id, title, sales</text:p>
      <text:p text:style-name="P105">FROM products</text:p>
      <text:p text:style-name="P105">JOIN inventory AS i USING(prod_id)</text:p>
      <text:p text:style-name="P105">WHERE i.sales &gt; ALL(</text:p>
      <text:p text:style-name="P105"><text:s text:c="4"/>SELECT AVG(sales) FROM inventory</text:p>
      <text:p text:style-name="P105"><text:s text:c="4"/>JOIN products AS p1 USING (prod_id)</text:p>
      <text:p text:style-name="P105"><text:s text:c="4"/>GROUP BY p1.category</text:p>
      <text:p text:style-name="P105"><text:soft-page-break/>)</text:p>
      <text:p text:style-name="P105"/>
      <text:p text:style-name="P105"><text:span text:style-name="T30">SINGLE VALUE COMPARISON</text:span> (subquery must return a single row check comparator against row)</text:p>
      <text:p text:style-name="P105"/>
      <text:p text:style-name="P105">SELECT prod_id</text:p>
      <text:p text:style-name="P105">FROM products</text:p>
      <text:p text:style-name="P105">WHERE category = (</text:p>
      <text:p text:style-name="P105"><text:s text:c="4"/>SELECT category FROM categories</text:p>
      <text:p text:style-name="P105"><text:s text:c="4"/>WHERE categoryname IN ('Comedy')</text:p>
      <text:p text:style-name="P105">)</text:p>
      <text:p text:style-name="P105"/>
      <text:p text:style-name="P114">EXERCISES from subqeries:</text:p>
      <text:p text:style-name="P114">1. Get all orders from customers who live in Ohio (OH), NY and OR state, order by orderid</text:p>
      <text:p text:style-name="P114">Using subqueries:</text:p>
      <text:p text:style-name="P114"/>
      <text:p text:style-name="P106">SELECT o.orderid, o.customerid, o.orderdate, c.firstname, c.lastname, o.totalamount</text:p>
      <text:p text:style-name="P106">FROM orders AS o, (</text:p>
      <text:p text:style-name="P106"><text:s text:c="4"/>SELECT customerid, state, firstname, lastname</text:p>
      <text:p text:style-name="P106"><text:s text:c="4"/>FROM customers</text:p>
      <text:p text:style-name="P106">) AS c</text:p>
      <text:p text:style-name="P106">WHERE o.customerid = c.customerid AND c.state IN ('OH', 'NY', 'OR')</text:p>
      <text:p text:style-name="P106">ORDER BY o.orderid</text:p>
      <text:p text:style-name="P115"/>
      <text:p text:style-name="P114">Using JOIN:</text:p>
      <text:p text:style-name="P106"/>
      <text:p text:style-name="P106">SELECT o.orderid, o.customerid, o.orderdate, o.totalamount, c.state</text:p>
      <text:p text:style-name="P106">FROM orders AS o</text:p>
      <text:p text:style-name="P106">JOIN customers AS c USING (customerid)</text:p>
      <text:p text:style-name="P106">WHERE c.state IN ('OH', 'NY', 'OR')</text:p>
      <text:p text:style-name="P106">ORDER BY o.orderid</text:p>
      <text:p text:style-name="P105"/>
      <text:p text:style-name="P116">2. Filter employees who have emp_no 110183 as a manager</text:p>
      <text:p text:style-name="P116">Using subqueries:</text:p>
      <text:p text:style-name="P107"/>
      <text:p text:style-name="P107">SELECT emp_no, first_name, last_name</text:p>
      <text:p text:style-name="P107">FROM employees</text:p>
      <text:p text:style-name="P107">WHERE emp_no IN (</text:p>
      <text:p text:style-name="P107"><text:s text:c="4"/>SELECT emp_no</text:p>
      <text:p text:style-name="P107"><text:s text:c="4"/>FROM dept_emp</text:p>
      <text:p text:style-name="P107"><text:s text:c="4"/>WHERE dept_no = (</text:p>
      <text:p text:style-name="P107"><text:s text:c="8"/>SELECT dept_no </text:p>
      <text:p text:style-name="P107"><text:s text:c="8"/>FROM dept_manager</text:p>
      <text:p text:style-name="P107"><text:s text:c="8"/>WHERE emp_no = 110183</text:p>
      <text:p text:style-name="P107"><text:s text:c="4"/>)</text:p>
      <text:p text:style-name="P107">)</text:p>
      <text:p text:style-name="P107">ORDER BY emp_no</text:p>
      <text:p text:style-name="P107"/>
      <text:p text:style-name="P116">Using JOIN:</text:p>
      <text:p text:style-name="P116"/>
      <text:p text:style-name="P107">SELECT e.emp_no, e.first_name, e.last_name, dm.emp_no AS "manager"</text:p>
      <text:p text:style-name="P107">FROM employees AS e</text:p>
      <text:p text:style-name="P107"><text:soft-page-break/>JOIN dept_emp AS em ON e.emp_no = em.emp_no</text:p>
      <text:p text:style-name="P107">JOIN dept_manager as dm ON em.dept_no = dm.dept_no</text:p>
      <text:p text:style-name="P107">WHERE dm.emp_no = 110183</text:p>
      <text:p text:style-name="P107">ORDER BY e.emp_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H11M1S</meta:editing-duration>
    <meta:editing-cycles>43</meta:editing-cycles>
    <meta:generator>LibreOffice/5.4.3.2$Windows_x86 LibreOffice_project/92a7159f7e4af62137622921e809f8546db437e5</meta:generator>
    <dc:date>2021-02-08T11:36:27.341000000</dc:date>
    <meta:document-statistic meta:table-count="0" meta:image-count="0" meta:object-count="0" meta:page-count="13" meta:paragraph-count="460" meta:word-count="2626" meta:character-count="16684" meta:non-whitespace-character-count="13808"/>
    <meta:user-defined meta:name="Info 1"/>
    <meta:user-defined meta:name="Info 2"/>
    <meta:user-defined meta:name="Info 3"/>
    <meta:user-defined meta:name="Info 4"/>
  </office:meta>
</office:document-meta>
</file>